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ＭＳ 明朝" svg:font-family="'ＭＳ 明朝', 'MS Mincho'" style:font-family-generic="roman"/>
    <style:font-face style:name="HGPｺﾞｼｯｸE" svg:font-family="HGPｺﾞｼｯｸE"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表1" style:family="table">
      <style:table-properties style:width="17.452cm" fo:margin-left="-0.053cm" table:align="left" style:writing-mode="lr-tb"/>
    </style:style>
    <style:style style:name="表1.A" style:family="table-column">
      <style:table-column-properties style:column-width="2.863cm"/>
    </style:style>
    <style:style style:name="表1.B" style:family="table-column">
      <style:table-column-properties style:column-width="0.938cm"/>
    </style:style>
    <style:style style:name="表1.C" style:family="table-column">
      <style:table-column-properties style:column-width="2.977cm"/>
    </style:style>
    <style:style style:name="表1.D" style:family="table-column">
      <style:table-column-properties style:column-width="5.75cm"/>
    </style:style>
    <style:style style:name="表1.E" style:family="table-column">
      <style:table-column-properties style:column-width="2cm"/>
    </style:style>
    <style:style style:name="表1.F" style:family="table-column">
      <style:table-column-properties style:column-width="2.923cm"/>
    </style:style>
    <style:style style:name="表1.1" style:family="table-row">
      <style:table-row-properties style:min-row-height="0.709cm" fo:keep-together="always"/>
    </style:style>
    <style:style style:name="表1.A1" style:family="table-cell">
      <style:table-cell-properties style:vertical-align="middle" fo:padding-left="0.026cm" fo:padding-right="0.026cm" fo:padding-top="0.026cm" fo:padding-bottom="0cm" fo:border-left="1.5pt solid #000000" fo:border-right="none" fo:border-top="1.5pt solid #000000" fo:border-bottom="none" style:writing-mode="lr-tb"/>
    </style:style>
    <style:style style:name="表1.B1" style:family="table-cell">
      <style:table-cell-properties style:vertical-align="middle" fo:padding="0cm" fo:border-left="none" fo:border-right="none" fo:border-top="1.5pt solid #000000" fo:border-bottom="none" style:writing-mode="lr-tb"/>
    </style:style>
    <style:style style:name="表1.E1" style:family="table-cell">
      <style:table-cell-properties style:vertical-align="middle" fo:padding="0cm" fo:border-left="0.5pt solid #000000" fo:border-right="none" fo:border-top="1.5pt solid #000000" fo:border-bottom="none" style:writing-mode="lr-tb"/>
    </style:style>
    <style:style style:name="表1.F1" style:family="table-cell">
      <style:table-cell-properties style:vertical-align="top" fo:padding="0cm" fo:border-left="0.5pt solid #000000" fo:border-right="1.5pt solid #000000" fo:border-top="1.5pt solid #000000" fo:border-bottom="none" style:writing-mode="lr-tb"/>
    </style:style>
    <style:style style:name="表1.2" style:family="table-row">
      <style:table-row-properties style:min-row-height="0.944cm" fo:keep-together="always"/>
    </style:style>
    <style:style style:name="表1.D2" style:family="table-cell">
      <style:table-cell-properties style:vertical-align="middle" fo:padding-left="0.026cm" fo:padding-right="0.026cm" fo:padding-top="0.026cm" fo:padding-bottom="0cm" fo:border="none" style:writing-mode="lr-tb"/>
    </style:style>
    <style:style style:name="表1.3" style:family="table-row">
      <style:table-row-properties style:min-row-height="0.46cm" fo:keep-together="always"/>
    </style:style>
    <style:style style:name="表1.A3" style:family="table-cell">
      <style:table-cell-properties style:vertical-align="middle" fo:padding-left="0.026cm" fo:padding-right="0.026cm" fo:padding-top="0.026cm" fo:padding-bottom="0cm" fo:border-left="1.5pt solid #000000" fo:border-right="none" fo:border-top="1.5pt solid #000000" fo:border-bottom="1pt fine-dashed #000000" style:writing-mode="lr-tb"/>
    </style:style>
    <style:style style:name="表1.B3" style:family="table-cell">
      <style:table-cell-properties style:vertical-align="middle" fo:padding="0cm" fo:border-left="0.5pt solid #000000" fo:border-right="none" fo:border-top="1.5pt solid #000000" fo:border-bottom="1pt fine-dashed #000000" style:writing-mode="lr-tb"/>
    </style:style>
    <style:style style:name="表1.E3" style:family="table-cell">
      <style:table-cell-properties style:vertical-align="middle" fo:padding="0cm" fo:border-left="0.5pt solid #000000" fo:border-right="1.5pt solid #000000" fo:border-top="1.5pt solid #000000" fo:border-bottom="1pt fine-dashed #000000" style:writing-mode="lr-tb"/>
    </style:style>
    <style:style style:name="表1.4" style:family="table-row">
      <style:table-row-properties style:min-row-height="1.367cm" fo:keep-together="always"/>
    </style:style>
    <style:style style:name="表1.A4" style:family="table-cell">
      <style:table-cell-properties style:vertical-align="middle" fo:padding-left="0.026cm" fo:padding-right="0.026cm" fo:padding-top="0.026cm" fo:padding-bottom="0cm" fo:border-left="1.5pt solid #000000" fo:border-right="none" fo:border-top="1pt fine-dashed #000000" fo:border-bottom="1.5pt solid #000000" style:writing-mode="lr-tb"/>
    </style:style>
    <style:style style:name="表1.B4" style:family="table-cell">
      <style:table-cell-properties style:vertical-align="middle" fo:padding="0cm" fo:border-left="0.5pt solid #000000" fo:border-right="none" fo:border-top="1pt fine-dashed #000000" fo:border-bottom="1.5pt solid #000000" style:writing-mode="lr-tb"/>
    </style:style>
    <style:style style:name="表1.E4" style:family="table-cell">
      <style:table-cell-properties style:vertical-align="middle" fo:padding="0cm" fo:border-left="0.5pt solid #000000" fo:border-right="1.5pt solid #000000" fo:border-top="1pt fine-dashed #000000" fo:border-bottom="1.5pt solid #000000" style:writing-mode="lr-tb"/>
    </style:style>
    <style:style style:name="表1.A5" style:family="table-cell">
      <style:table-cell-properties style:vertical-align="middle" fo:padding-left="0.026cm" fo:padding-right="0.026cm" fo:padding-top="0.026cm" fo:padding-bottom="0cm" fo:border-left="1.5pt solid #000000" fo:border-right="1.5pt solid #000000" fo:border-top="1pt fine-dashed #000000" fo:border-bottom="1.5pt solid #000000" style:writing-mode="lr-tb"/>
    </style:style>
    <style:style style:name="表1.6" style:family="table-row">
      <style:table-row-properties style:min-row-height="15.699cm" fo:keep-together="always"/>
    </style:style>
    <style:style style:name="表1.A6" style:family="table-cell">
      <style:table-cell-properties style:vertical-align="top" fo:padding-left="0.026cm" fo:padding-right="0.026cm" fo:padding-top="0.026cm" fo:padding-bottom="0cm" fo:border-left="1.5pt solid #000000" fo:border-right="1.5pt solid #000000" fo:border-top="0.75pt solid #000000" fo:border-bottom="0.5pt solid #000000" style:writing-mode="lr-tb"/>
    </style:style>
    <style:style style:name="表1.7" style:family="table-row">
      <style:table-row-properties style:min-row-height="1.402cm" fo:keep-together="always"/>
    </style:style>
    <style:style style:name="表1.A7" style:family="table-cell">
      <style:table-cell-properties style:vertical-align="middle" fo:padding-left="0.026cm" fo:padding-right="0.026cm" fo:padding-top="0.026cm" fo:padding-bottom="0cm" fo:border-left="1.5pt solid #000000" fo:border-right="none" fo:border-top="0.5pt solid #000000" fo:border-bottom="none" style:writing-mode="lr-tb"/>
    </style:style>
    <style:style style:name="表1.B7" style:family="table-cell">
      <style:table-cell-properties style:vertical-align="middle" fo:padding="0cm" fo:border-left="0.5pt solid #000000" fo:border-right="1.5pt solid #000000" fo:border-top="0.5pt solid #000000" fo:border-bottom="0.5pt dashed #000000" style:writing-mode="lr-tb"/>
    </style:style>
    <style:style style:name="表1.B8" style:family="table-cell">
      <style:table-cell-properties style:vertical-align="middle" fo:padding="0cm" fo:border-left="0.5pt solid #000000" fo:border-right="1.5pt solid #000000" fo:border-top="0.5pt dashed #000000" fo:border-bottom="1.5pt solid #000000" style:writing-mode="lr-tb"/>
    </style:style>
    <style:style style:name="表2" style:family="table">
      <style:table-properties style:width="17.452cm" fo:margin-left="-0.053cm" table:align="left" style:writing-mode="lr-tb"/>
    </style:style>
    <style:style style:name="表2.A" style:family="table-column">
      <style:table-column-properties style:column-width="2.863cm"/>
    </style:style>
    <style:style style:name="表2.B" style:family="table-column">
      <style:table-column-properties style:column-width="0.938cm"/>
    </style:style>
    <style:style style:name="表2.C" style:family="table-column">
      <style:table-column-properties style:column-width="4.207cm"/>
    </style:style>
    <style:style style:name="表2.D" style:family="table-column">
      <style:table-column-properties style:column-width="4.073cm"/>
    </style:style>
    <style:style style:name="表2.E" style:family="table-column">
      <style:table-column-properties style:column-width="2.127cm"/>
    </style:style>
    <style:style style:name="表2.F" style:family="table-column">
      <style:table-column-properties style:column-width="3.244cm"/>
    </style:style>
    <style:style style:name="表2.1" style:family="table-row">
      <style:table-row-properties style:min-row-height="0.709cm" fo:keep-together="always"/>
    </style:style>
    <style:style style:name="表2.A1" style:family="table-cell">
      <style:table-cell-properties style:vertical-align="middle" fo:padding-left="0.026cm" fo:padding-right="0.026cm" fo:padding-top="0.026cm" fo:padding-bottom="0cm" fo:border-left="1.5pt solid #000000" fo:border-right="none" fo:border-top="1.5pt solid #000000" fo:border-bottom="none" style:writing-mode="lr-tb"/>
    </style:style>
    <style:style style:name="表2.B1" style:family="table-cell">
      <style:table-cell-properties style:vertical-align="middle" fo:padding="0cm" fo:border-left="none" fo:border-right="none" fo:border-top="1.5pt solid #000000" fo:border-bottom="none" style:writing-mode="lr-tb"/>
    </style:style>
    <style:style style:name="表2.E1" style:family="table-cell">
      <style:table-cell-properties style:vertical-align="middle" fo:padding="0cm" fo:border-left="0.5pt solid #000000" fo:border-right="none" fo:border-top="1.5pt solid #000000" fo:border-bottom="none" style:writing-mode="lr-tb"/>
    </style:style>
    <style:style style:name="表2.F1" style:family="table-cell">
      <style:table-cell-properties style:vertical-align="top" fo:padding="0cm" fo:border-left="0.5pt solid #000000" fo:border-right="1.5pt solid #000000" fo:border-top="1.5pt solid #000000" fo:border-bottom="none" style:writing-mode="lr-tb"/>
    </style:style>
    <style:style style:name="表2.2" style:family="table-row">
      <style:table-row-properties style:min-row-height="0.944cm" fo:keep-together="always"/>
    </style:style>
    <style:style style:name="表2.D2" style:family="table-cell">
      <style:table-cell-properties style:vertical-align="middle" fo:padding-left="0.026cm" fo:padding-right="0.026cm" fo:padding-top="0.026cm" fo:padding-bottom="0cm" fo:border="none" style:writing-mode="lr-tb"/>
    </style:style>
    <style:style style:name="表2.3" style:family="table-row">
      <style:table-row-properties style:min-row-height="0.46cm" fo:keep-together="always"/>
    </style:style>
    <style:style style:name="表2.A3" style:family="table-cell">
      <style:table-cell-properties style:vertical-align="middle" fo:padding-left="0.026cm" fo:padding-right="0.026cm" fo:padding-top="0.026cm" fo:padding-bottom="0cm" fo:border-left="1.5pt solid #000000" fo:border-right="none" fo:border-top="1.5pt solid #000000" fo:border-bottom="1pt fine-dashed #000000" style:writing-mode="lr-tb"/>
    </style:style>
    <style:style style:name="表2.B3" style:family="table-cell">
      <style:table-cell-properties style:vertical-align="middle" fo:padding="0cm" fo:border-left="0.5pt solid #000000" fo:border-right="none" fo:border-top="1.5pt solid #000000" fo:border-bottom="1pt fine-dashed #000000" style:writing-mode="lr-tb"/>
    </style:style>
    <style:style style:name="表2.E3" style:family="table-cell">
      <style:table-cell-properties style:vertical-align="middle" fo:padding="0cm" fo:border-left="0.5pt solid #000000" fo:border-right="1.5pt solid #000000" fo:border-top="1.5pt solid #000000" fo:border-bottom="1pt fine-dashed #000000" style:writing-mode="lr-tb"/>
    </style:style>
    <style:style style:name="表2.4" style:family="table-row">
      <style:table-row-properties style:min-row-height="1.367cm" fo:keep-together="always"/>
    </style:style>
    <style:style style:name="表2.A4" style:family="table-cell">
      <style:table-cell-properties style:vertical-align="middle" fo:padding-left="0.026cm" fo:padding-right="0.026cm" fo:padding-top="0.026cm" fo:padding-bottom="0cm" fo:border-left="1.5pt solid #000000" fo:border-right="none" fo:border-top="1pt fine-dashed #000000" fo:border-bottom="1.5pt solid #000000" style:writing-mode="lr-tb"/>
    </style:style>
    <style:style style:name="表2.B4" style:family="table-cell">
      <style:table-cell-properties style:vertical-align="middle" fo:padding="0cm" fo:border-left="0.5pt solid #000000" fo:border-right="none" fo:border-top="1pt fine-dashed #000000" fo:border-bottom="1.5pt solid #000000" style:writing-mode="lr-tb"/>
    </style:style>
    <style:style style:name="表2.E4" style:family="table-cell">
      <style:table-cell-properties style:vertical-align="middle" fo:padding="0cm" fo:border-left="0.5pt solid #000000" fo:border-right="1.5pt solid #000000" fo:border-top="1pt fine-dashed #000000" fo:border-bottom="1.5pt solid #000000" style:writing-mode="lr-tb"/>
    </style:style>
    <style:style style:name="表2.5" style:family="table-row">
      <style:table-row-properties style:min-row-height="0.981cm" fo:keep-together="always"/>
    </style:style>
    <style:style style:name="表2.A5" style:family="table-cell">
      <style:table-cell-properties style:vertical-align="middle" fo:padding-left="0.026cm" fo:padding-right="0.026cm" fo:padding-top="0.026cm" fo:padding-bottom="0cm" fo:border-left="1.5pt solid #000000" fo:border-right="1.5pt solid #000000" fo:border-top="1pt fine-dashed #000000" fo:border-bottom="1.5pt solid #000000" style:writing-mode="lr-tb"/>
    </style:style>
    <style:style style:name="表2.6" style:family="table-row">
      <style:table-row-properties style:min-row-height="15.699cm" fo:keep-together="always"/>
    </style:style>
    <style:style style:name="表2.A6" style:family="table-cell">
      <style:table-cell-properties style:vertical-align="top" fo:padding-left="0.026cm" fo:padding-right="0.026cm" fo:padding-top="0.026cm" fo:padding-bottom="0cm" fo:border-left="1.5pt solid #000000" fo:border-right="1.5pt solid #000000" fo:border-top="0.75pt solid #000000" fo:border-bottom="0.5pt solid #000000" style:writing-mode="lr-tb"/>
    </style:style>
    <style:style style:name="表2.7" style:family="table-row">
      <style:table-row-properties style:min-row-height="1.402cm" fo:keep-together="always"/>
    </style:style>
    <style:style style:name="表2.A7" style:family="table-cell">
      <style:table-cell-properties style:vertical-align="middle" fo:padding-left="0.026cm" fo:padding-right="0.026cm" fo:padding-top="0.026cm" fo:padding-bottom="0cm" fo:border-left="1.5pt solid #000000" fo:border-right="none" fo:border-top="0.5pt solid #000000" fo:border-bottom="none" style:writing-mode="lr-tb"/>
    </style:style>
    <style:style style:name="表2.B7" style:family="table-cell">
      <style:table-cell-properties style:vertical-align="middle" fo:padding="0cm" fo:border-left="0.5pt solid #000000" fo:border-right="1.5pt solid #000000" fo:border-top="0.5pt solid #000000" fo:border-bottom="0.5pt dashed #000000" style:writing-mode="lr-tb"/>
    </style:style>
    <style:style style:name="表2.B8" style:family="table-cell">
      <style:table-cell-properties style:vertical-align="middle" fo:padding="0cm" fo:border-left="0.5pt solid #000000" fo:border-right="1.5pt solid #000000" fo:border-top="0.5pt dashed #000000" fo:border-bottom="1.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0000" style:font-name="ＭＳ 明朝" fo:font-size="10pt" style:font-size-asian="10pt" style:font-name-complex="ＭＳ 明朝"/>
    </style:style>
    <style:style style:name="P3" style:family="paragraph" style:parent-style-name="Standard">
      <style:paragraph-properties fo:text-align="center" style:justify-single-word="false"/>
      <style:text-properties style:font-name="ＭＳ 明朝" fo:font-size="10pt" style:font-size-asian="10pt" style:font-name-complex="ＭＳ 明朝"/>
    </style:style>
    <style:style style:name="P4" style:family="paragraph" style:parent-style-name="Standard">
      <style:paragraph-properties fo:text-align="center" style:justify-single-word="false" style:snap-to-layout-grid="false"/>
      <style:text-properties style:font-name="ＭＳ 明朝" fo:font-size="10pt" style:font-size-asian="10pt" style:font-name-complex="ＭＳ 明朝"/>
    </style:style>
    <style:style style:name="P5" style:family="paragraph" style:parent-style-name="Standard">
      <style:paragraph-properties fo:text-align="end" style:justify-single-word="false"/>
      <style:text-properties style:font-name="ＭＳ 明朝" fo:font-size="10pt" style:font-size-asian="10pt" style:font-name-complex="ＭＳ 明朝"/>
    </style:style>
    <style:style style:name="P6" style:family="paragraph" style:parent-style-name="Standard">
      <style:text-properties style:font-name="ＭＳ 明朝" fo:font-size="8pt" style:font-size-asian="8pt" style:font-name-complex="ＭＳ 明朝"/>
    </style:style>
    <style:style style:name="P7" style:family="paragraph" style:parent-style-name="Standard">
      <style:text-properties style:font-name="ＭＳ 明朝" fo:font-size="7pt" style:font-size-asian="7pt" style:font-name-complex="ＭＳ 明朝"/>
    </style:style>
    <style:style style:name="P8" style:family="paragraph" style:parent-style-name="Standard">
      <style:paragraph-properties fo:text-align="end" style:justify-single-word="false"/>
    </style:style>
    <style:style style:name="P9" style:family="paragraph" style:parent-style-name="Standard">
      <style:text-properties style:font-name="ＭＳ Ｐゴシック" fo:font-size="10pt" style:font-name-asian="ＭＳ Ｐゴシック" style:font-size-asian="10pt" style:font-name-complex="ＭＳ Ｐゴシック"/>
    </style:style>
    <style:style style:name="P10" style:family="paragraph" style:parent-style-name="Standard">
      <style:text-properties fo:font-size="9pt" style:font-size-asian="9pt"/>
    </style:style>
    <style:style style:name="P11" style:family="paragraph" style:parent-style-name="Standard">
      <style:paragraph-properties fo:line-height="0.423cm"/>
      <style:text-properties fo:font-size="9pt" style:font-size-asian="9pt"/>
    </style:style>
    <style:style style:name="P12" style:family="paragraph" style:parent-style-name="Standard">
      <style:paragraph-properties fo:margin-left="0cm" fo:margin-right="-0.677cm" fo:text-align="center" style:justify-single-word="false" fo:text-indent="0cm" style:auto-text-indent="false"/>
    </style:style>
    <style:style style:name="P13" style:family="paragraph" style:parent-style-name="Standard">
      <style:paragraph-properties fo:margin-left="0cm" fo:margin-right="-0.677cm" fo:text-align="center" style:justify-single-word="false" fo:text-indent="0cm" style:auto-text-indent="false"/>
      <style:text-properties style:font-name="ＭＳ 明朝" fo:font-size="8pt" style:letter-kerning="false" style:font-size-asian="8pt" style:font-name-complex="ＭＳ 明朝"/>
    </style:style>
    <style:style style:name="P14" style:family="paragraph" style:parent-style-name="Standard">
      <style:paragraph-properties fo:margin-left="0cm" fo:margin-right="0cm" fo:text-indent="0.353cm" style:auto-text-indent="false"/>
      <style:text-properties style:font-name="ＭＳ 明朝" fo:font-size="10pt" style:font-size-asian="10pt" style:font-name-complex="ＭＳ 明朝"/>
    </style:style>
    <style:style style:name="P15" style:family="paragraph" style:parent-style-name="Standard">
      <style:paragraph-properties fo:line-height="150%" fo:padding="0cm" fo:border-left="1.5pt solid #000000" fo:border-right="1.5pt solid #000000" fo:border-top="none" fo:border-bottom="none"/>
      <style:text-properties fo:font-size="9pt" style:font-size-asian="9pt"/>
    </style:style>
    <style:style style:name="P16" style:family="paragraph" style:parent-style-name="Standard">
      <style:paragraph-properties fo:line-height="0.423cm" fo:padding="0cm" fo:border-left="1.5pt solid #000000" fo:border-right="1.5pt solid #000000" fo:border-top="none" fo:border-bottom="none"/>
      <style:text-properties fo:font-size="9pt" style:font-size-asian="9pt"/>
    </style:style>
    <style:style style:name="P17" style:family="paragraph" style:parent-style-name="Standard">
      <style:paragraph-properties fo:line-height="150%" fo:padding="0cm" fo:border-left="1.5pt solid #000000" fo:border-right="1.5pt solid #000000" fo:border-top="none" fo:border-bottom="none"/>
      <style:text-properties fo:color="#ff0000" style:font-name="ＭＳ 明朝" fo:font-size="10pt" style:font-name-asian="ＭＳ Ｐゴシック" style:font-size-asian="10pt" style:font-name-complex="ＭＳ 明朝"/>
    </style:style>
    <style:style style:name="P18" style:family="paragraph" style:parent-style-name="Standard">
      <style:paragraph-properties fo:line-height="150%" fo:padding="0cm" fo:border-left="1.5pt solid #000000" fo:border-right="1.5pt solid #000000" fo:border-top="none" fo:border-bottom="none"/>
      <style:text-properties fo:color="#ff0000" style:font-name="ＭＳ Ｐゴシック" fo:font-size="10pt" style:font-name-asian="ＭＳ Ｐゴシック" style:font-size-asian="10pt" style:font-name-complex="ＭＳ Ｐゴシック"/>
    </style:style>
    <style:style style:name="P19" style:family="paragraph" style:parent-style-name="Standard">
      <style:paragraph-properties fo:line-height="150%" fo:padding="0cm" fo:border-left="1.5pt solid #000000" fo:border-right="1.5pt solid #000000" fo:border-top="none" fo:border-bottom="none"/>
      <style:text-properties style:font-name="ＭＳ 明朝" fo:font-size="10pt" style:font-size-asian="10pt" style:font-name-complex="ＭＳ 明朝"/>
    </style:style>
    <style:style style:name="P20" style:family="paragraph" style:parent-style-name="Standard">
      <style:paragraph-properties fo:line-height="150%" fo:padding="0cm" fo:border-left="1.5pt solid #000000" fo:border-right="1.5pt solid #000000" fo:border-top="none" fo:border-bottom="none" style:snap-to-layout-grid="false"/>
      <style:text-properties style:font-name="ＭＳ 明朝" fo:font-size="10pt" style:font-size-asian="10pt" style:font-name-complex="ＭＳ 明朝"/>
    </style:style>
    <style:style style:name="P21" style:family="paragraph" style:parent-style-name="Standard">
      <style:paragraph-properties fo:line-height="150%" fo:padding="0cm" fo:border-left="0.51pt solid #000000" fo:border-right="1.5pt solid #000000" fo:border-top="none" fo:border-bottom="none"/>
      <style:text-properties style:font-name="ＭＳ 明朝" fo:font-size="10pt" style:font-size-asian="10pt" style:font-name-complex="ＭＳ 明朝"/>
    </style:style>
    <style:style style:name="P22" style:family="paragraph" style:parent-style-name="Standard">
      <style:paragraph-properties fo:line-height="150%" fo:text-align="center" style:justify-single-word="false" fo:padding="0cm" fo:border-left="0.51pt solid #000000" fo:border-right="1.5pt solid #000000" fo:border-top="none" fo:border-bottom="none"/>
      <style:text-properties style:font-name="ＭＳ 明朝" fo:font-size="10pt" style:font-size-asian="10pt" style:font-name-complex="ＭＳ 明朝"/>
    </style:style>
    <style:style style:name="P23" style:family="paragraph" style:parent-style-name="Standard">
      <style:paragraph-properties fo:line-height="150%" fo:padding="0cm" fo:border-left="0.51pt solid #000000" fo:border-right="1.5pt solid #000000" fo:border-top="none" fo:border-bottom="none" style:snap-to-layout-grid="false"/>
      <style:text-properties style:font-name="ＭＳ 明朝" fo:font-size="10pt" style:font-size-asian="10pt" style:font-name-complex="ＭＳ 明朝"/>
    </style:style>
    <style:style style:name="P24" style:family="paragraph" style:parent-style-name="Standard">
      <style:paragraph-properties fo:line-height="150%" fo:padding="0cm" fo:border-left="0.51pt solid #000000" fo:border-right="1.5pt solid #000000" fo:border-top="none" fo:border-bottom="none"/>
      <style:text-properties fo:color="#ff0000" style:font-name="ＭＳ Ｐゴシック" fo:font-size="10pt" style:font-name-asian="ＭＳ Ｐゴシック" style:font-size-asian="10pt" style:font-name-complex="ＭＳ Ｐゴシック"/>
    </style:style>
    <style:style style:name="P25" style:family="paragraph" style:parent-style-name="Standard">
      <style:paragraph-properties fo:line-height="150%" fo:padding="0cm" fo:border-left="0.51pt solid #000000" fo:border-right="1.5pt solid #000000" fo:border-top="none" fo:border-bottom="none"/>
      <style:text-properties fo:color="#ff0000" style:font-name="ＭＳ 明朝" fo:font-size="10pt" style:font-name-asian="ＭＳ Ｐゴシック" style:font-size-asian="10pt" style:font-name-complex="ＭＳ 明朝"/>
    </style:style>
    <style:style style:name="P26" style:family="paragraph" style:parent-style-name="Standard">
      <style:paragraph-properties fo:margin-left="0cm" fo:margin-right="0.026cm" fo:text-align="end" style:justify-single-word="false" fo:text-indent="0cm" style:auto-text-indent="false"/>
      <style:text-properties style:font-name="ＭＳ 明朝" fo:font-size="8pt" style:letter-kerning="false" style:font-size-asian="8pt" style:font-name-complex="ＭＳ 明朝"/>
    </style:style>
    <style:style style:name="P27" style:family="paragraph" style:parent-style-name="Standard">
      <style:paragraph-properties fo:text-align="end" style:justify-single-word="false" fo:break-before="page"/>
      <style:text-properties style:font-name="ＭＳ 明朝" style:font-name-complex="ＭＳ 明朝" loext:padding="0cm" loext:border="0.51pt solid #000000"/>
    </style:style>
    <style:style style:name="P28" style:family="paragraph" style:parent-style-name="Standard" style:master-page-name="Standard">
      <style:paragraph-properties fo:text-align="center" style:justify-single-word="false" style:page-number="auto"/>
      <style:text-properties fo:color="#ff0000" style:font-name="HGPｺﾞｼｯｸE" fo:font-size="16pt" fo:background-color="#ffff00" style:font-name-asian="HGPｺﾞｼｯｸE" style:font-size-asian="16pt" style:font-name-complex="HGPｺﾞｼｯｸE" loext:padding="0cm" loext:border="0.51pt solid #000000"/>
    </style:style>
    <style:style style:name="T1" style:family="text">
      <style:text-properties fo:color="#ff0000" style:font-name="ＭＳ 明朝" fo:font-size="11pt" style:font-size-asian="11pt" style:font-name-complex="ＭＳ 明朝"/>
    </style:style>
    <style:style style:name="T2" style:family="text">
      <style:text-properties fo:color="#ff0000" style:font-name="ＭＳ 明朝" fo:font-size="10pt" style:font-size-asian="10pt" style:font-name-complex="ＭＳ 明朝"/>
    </style:style>
    <style:style style:name="T3" style:family="text">
      <style:text-properties fo:color="#ff0000" style:font-name="ＭＳ 明朝" fo:font-size="8pt" style:font-size-asian="8pt" style:font-name-complex="ＭＳ 明朝"/>
    </style:style>
    <style:style style:name="T4" style:family="text">
      <style:text-properties style:font-name="ＭＳ 明朝" fo:font-size="18pt" fo:letter-spacing="0.298cm" fo:font-weight="bold" style:letter-kerning="false" style:font-size-asian="18pt" style:font-weight-asian="bold" style:font-name-complex="ＭＳ 明朝" style:font-weight-complex="bold"/>
    </style:style>
    <style:style style:name="T5" style:family="text">
      <style:text-properties style:font-name="ＭＳ 明朝" fo:font-size="18pt" fo:font-weight="bold" style:letter-kerning="false" style:font-size-asian="18pt" style:font-weight-asian="bold" style:font-name-complex="ＭＳ 明朝" style:font-weight-complex="bold"/>
    </style:style>
    <style:style style:name="T6" style:family="text">
      <style:text-properties style:font-name="ＭＳ 明朝" fo:font-size="11pt" style:font-size-asian="11pt" style:font-name-complex="ＭＳ 明朝"/>
    </style:style>
    <style:style style:name="T7" style:family="text">
      <style:text-properties style:font-name="ＭＳ 明朝" fo:font-size="10pt" style:font-size-asian="10pt" style:font-name-complex="Arial Unicode MS"/>
    </style:style>
    <style:style style:name="T8" style:family="text">
      <style:text-properties style:font-name="ＭＳ 明朝" fo:font-size="10pt" style:font-size-asian="10pt" style:font-name-complex="ＭＳ 明朝"/>
    </style:style>
    <style:style style:name="T9" style:family="text">
      <style:text-properties style:font-name="ＭＳ 明朝" style:font-name-complex="ＭＳ 明朝"/>
    </style:style>
    <style:style style:name="T10" style:family="text">
      <style:text-properties officeooo:rsid="0018caab"/>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padding-left="0.256cm" fo:padding-right="0.256cm" fo:padding-top="0.129cm" fo:padding-bottom="0.129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記入見本</text:p>
      <text:p text:style-name="P1"><text:span text:style-name="T4">研究計画</text:span><text:span text:style-name="T5">書</text:span></text:p>
      <text:p text:style-name="P13">　　　　　　　　　　　　　　　　　　　　　　　　　　　　　　　</text:p>
      <text:p text:style-name="P12">　　　　　　　　　　　　　　　　　　</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row table:style-name="表1.1">
          <table:table-cell table:style-name="表1.A1" table:number-rows-spanned="2" office:value-type="string">
            <text:p text:style-name="P1"><text:span text:style-name="T1">☑</text:span><text:span text:style-name="T7">博士前期</text:span></text:p>
            <text:p text:style-name="P1"><text:span text:style-name="T6">□</text:span><text:span text:style-name="T7">博士後期</text:span></text:p>
          </table:table-cell>
          <table:table-cell table:style-name="表1.B1" table:number-rows-spanned="2" office:value-type="string">
            <text:p text:style-name="P3">課程</text:p>
          </table:table-cell>
          <table:table-cell table:style-name="表1.B1" table:number-rows-spanned="2" office:value-type="string">
            <text:p text:style-name="P3">理工学研究科</text:p>
          </table:table-cell>
          <table:table-cell table:style-name="表1.B1" office:value-type="string">
            <text:p text:style-name="P8"><text:span text:style-name="T2">建築・都市学</text:span><text:span text:style-name="T8">　専攻　</text:span></text:p>
          </table:table-cell>
          <table:table-cell table:style-name="表1.E1" table:number-rows-spanned="2" office:value-type="string">
            <text:p text:style-name="P14">受験番号</text:p>
          </table:table-cell>
          <table:table-cell table:style-name="表1.F1" table:number-rows-spanned="2" office:value-type="string">
            <text:p text:style-name="P6">※</text:p>
          </table:table-cell>
        </table:table-row>
        <table:table-row table:style-name="表1.2">
          <table:covered-table-cell/>
          <table:covered-table-cell/>
          <table:covered-table-cell/>
          <table:table-cell table:style-name="表1.D2" office:value-type="string">
            <text:p text:style-name="P8"><text:span text:style-name="T2">建築学</text:span><text:span text:style-name="T8">　系</text:span></text:p>
            <text:p text:style-name="P8"><text:span text:style-name="T3">建築・都市学専攻の志願者のみ記入すること</text:span><text:span text:style-name="T2">　</text:span></text:p>
          </table:table-cell>
          <table:covered-table-cell/>
          <table:covered-table-cell/>
        </table:table-row>
        <table:table-row table:style-name="表1.3">
          <table:table-cell table:style-name="表1.A3" office:value-type="string">
            <text:p text:style-name="P3">フリガナ</text:p>
          </table:table-cell>
          <table:table-cell table:style-name="表1.B3" table:number-columns-spanned="3" office:value-type="string">
            <text:p text:style-name="P2">メイジ　タロウ　</text:p>
          </table:table-cell>
          <table:covered-table-cell/>
          <table:covered-table-cell/>
          <table:table-cell table:style-name="表1.E3" table:number-columns-spanned="2" office:value-type="string">
            <text:p text:style-name="P3">希望指導教員名</text:p>
          </table:table-cell>
          <table:covered-table-cell/>
        </table:table-row>
        <table:table-row table:style-name="表1.4">
          <table:table-cell table:style-name="表1.A4" office:value-type="string">
            <text:p text:style-name="P3">氏　名</text:p>
          </table:table-cell>
          <table:table-cell table:style-name="表1.B4" table:number-columns-spanned="3" office:value-type="string">
            <text:p text:style-name="P2">明治　太郎</text:p>
          </table:table-cell>
          <table:covered-table-cell/>
          <table:covered-table-cell/>
          <table:table-cell table:style-name="表1.E4" table:number-columns-spanned="2" office:value-type="string">
            <text:p text:style-name="P2">和泉　次郎</text:p>
          </table:table-cell>
          <table:covered-table-cell/>
        </table:table-row>
        <table:table-row table:style-name="表1.4">
          <table:table-cell table:style-name="表1.A5" table:number-columns-spanned="6" office:value-type="string">
            <text:p text:style-name="P9">研究計画（概要）</text:p>
            <text:p text:style-name="P10"><text:span text:style-name="T9">※</text:span>A4一枚以内で作成すること。書式の変更は認められない。</text:p>
            <text:p text:style-name="P15"><text:span text:style-name="T9">※</text:span>自筆・パソコン作成ともに可。パソコン作成原稿を貼付する場合は枠内に収めること。</text:p>
          </table:table-cell>
          <table:covered-table-cell/>
          <table:covered-table-cell/>
          <table:covered-table-cell/>
          <table:covered-table-cell/>
          <table:covered-table-cell/>
        </table:table-row>
        <table:table-row table:style-name="表1.6">
          <table:table-cell table:style-name="表1.A6" table:number-columns-spanned="6" office:value-type="string">
            <text:p text:style-name="P18">研究計画をこの枠内に記入すること。枠を広げたり，ページ数を増やすことは認めません。また，パソコンで作成した原稿を貼付する場合，この枠内に収まるように貼付してください。別紙を添付することはできません。</text:p>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covered-table-cell/>
          <table:covered-table-cell/>
          <table:covered-table-cell/>
          <table:covered-table-cell/>
          <table:covered-table-cell/>
        </table:table-row>
        <table:table-row table:style-name="表1.7">
          <table:table-cell table:style-name="表1.A7" table:number-rows-spanned="2" office:value-type="string">
            <text:p text:style-name="P22">将来の志望進路</text:p>
          </table:table-cell>
          <table:table-cell table:style-name="表1.B7" table:number-columns-spanned="5" office:value-type="string">
            <text:p text:style-name="P24">卒業後の進路についてできる限り具体的に記載してください。</text:p>
            <text:p text:style-name="P25"/>
          </table:table-cell>
          <table:covered-table-cell/>
          <table:covered-table-cell/>
          <table:covered-table-cell/>
          <table:covered-table-cell/>
        </table:table-row>
        <table:table-row table:style-name="表1.7">
          <table:covered-table-cell/>
          <table:table-cell table:style-name="表1.B8" table:number-columns-spanned="5" office:value-type="string">
            <text:p text:style-name="P23"/>
            <text:p text:style-name="P21"/>
          </table:table-cell>
          <table:covered-table-cell/>
          <table:covered-table-cell/>
          <table:covered-table-cell/>
          <table:covered-table-cell/>
        </table:table-row>
      </table:table>
      <text:p text:style-name="P26"><draw:frame draw:style-name="fr1" draw:name="枠1" text:anchor-type="char" svg:x="0cm" svg:y="24.657cm" svg:width="17.018cm" svg:height="1.236cm" draw:z-index="0"><draw:text-box><text:p text:style-name="P10"/></draw:text-box></draw:frame>※は記入しないこと</text:p>
      <text:p text:style-name="P27">2019年度 </text:p>
      <text:p text:style-name="P1"><text:span text:style-name="T4">研究計画</text:span><text:span text:style-name="T5">書</text:span></text:p>
      <text:p text:style-name="P13">　　　　　　　　　　　　　　　　　　　　　　　　　　　　　　　</text:p>
      <text:p text:style-name="P12">　　　　　　　　　　　　　　　　　　</text:p>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style-name="表2.1">
          <table:table-cell table:style-name="表2.A1" table:number-rows-spanned="2" office:value-type="string">
            <text:p text:style-name="P1"><text:span text:style-name="T6">□</text:span><text:span text:style-name="T7">博士前期</text:span></text:p>
            <text:p text:style-name="P1"><text:span text:style-name="T6">□</text:span><text:span text:style-name="T7">博士後期</text:span></text:p>
          </table:table-cell>
          <table:table-cell table:style-name="表2.B1" table:number-rows-spanned="2" office:value-type="string">
            <text:p text:style-name="P3">課程</text:p>
          </table:table-cell>
          <table:table-cell table:style-name="表2.B1" table:number-rows-spanned="2" office:value-type="string">
            <text:p text:style-name="P3">理工学研究科</text:p>
          </table:table-cell>
          <table:table-cell table:style-name="表2.B1" office:value-type="string">
            <text:p text:style-name="P5">情報科学　専攻　</text:p>
          </table:table-cell>
          <table:table-cell table:style-name="表2.E1" table:number-rows-spanned="2" office:value-type="string">
            <text:p text:style-name="P14">受験番号</text:p>
          </table:table-cell>
          <table:table-cell table:style-name="表2.F1" table:number-rows-spanned="2" office:value-type="string">
            <text:p text:style-name="P7">※この欄は記入しないこと</text:p>
          </table:table-cell>
        </table:table-row>
        <table:table-row table:style-name="表2.2">
          <table:covered-table-cell/>
          <table:covered-table-cell/>
          <table:covered-table-cell/>
          <table:table-cell table:style-name="表2.D2" office:value-type="string">
            <text:p text:style-name="P5">系　</text:p>
          </table:table-cell>
          <table:covered-table-cell/>
          <table:covered-table-cell/>
        </table:table-row>
        <table:table-row table:style-name="表2.3">
          <table:table-cell table:style-name="表2.A3" office:value-type="string">
            <text:p text:style-name="P3">フリガナ</text:p>
          </table:table-cell>
          <table:table-cell table:style-name="表2.B3" table:number-columns-spanned="3" office:value-type="string">
            <text:p text:style-name="P3">　フクダ　アツシ</text:p>
          </table:table-cell>
          <table:covered-table-cell/>
          <table:covered-table-cell/>
          <table:table-cell table:style-name="表2.E3" table:number-columns-spanned="2" office:value-type="string">
            <text:p text:style-name="P3">希望指導教員名</text:p>
          </table:table-cell>
          <table:covered-table-cell/>
        </table:table-row>
        <table:table-row table:style-name="表2.4">
          <table:table-cell table:style-name="表2.A4" office:value-type="string">
            <text:p text:style-name="P3">氏　名</text:p>
          </table:table-cell>
          <table:table-cell table:style-name="表2.B4" table:number-columns-spanned="3" office:value-type="string">
            <text:p text:style-name="P4">福田　敦</text:p>
          </table:table-cell>
          <table:covered-table-cell/>
          <table:covered-table-cell/>
          <table:table-cell table:style-name="表2.E4" table:number-columns-spanned="2" office:value-type="string">
            <text:p text:style-name="P4">石畑　清</text:p>
          </table:table-cell>
          <table:covered-table-cell/>
        </table:table-row>
        <table:table-row table:style-name="表2.5">
          <table:table-cell table:style-name="表2.A5" table:number-columns-spanned="6" office:value-type="string">
            <text:p text:style-name="P9">研究計画（概要）</text:p>
            <text:p text:style-name="P11"><text:span text:style-name="T9">※</text:span>A4一枚以内で作成すること。書式の変更は認められない。</text:p>
            <text:p text:style-name="P16"><text:span text:style-name="T9">※</text:span>自筆・パソコン作成ともに可。パソコン作成原稿を貼付する場合は枠内に収めること。</text:p>
          </table:table-cell>
          <table:covered-table-cell/>
          <table:covered-table-cell/>
          <table:covered-table-cell/>
          <table:covered-table-cell/>
          <table:covered-table-cell/>
        </table:table-row>
        <table:table-row table:style-name="表2.6">
          <table:table-cell table:style-name="表2.A6" table:number-columns-spanned="6" office:value-type="string">
            <text:p text:style-name="P20">　私は，ネットワーク通信プロトコルの一つであるWebSocket［1］に関する研究をしたいと考えています。<text:span text:style-name="T10">WebSocketは2011年に設計されており，1990年代に設計されたHTTPと比較すると新しいプロトコルであるため，WebSocketにはまだ課題が存在すると考えます。例えばWebSocketが対応していない環境（WebブラウザやWebサーバ）では双方向通信を実現するためには各環境に対応した別の技術を用いる必要がある。</text:span></text:p>
            <text:p text:style-name="P20">　現在は，別の技術を用いてWebSocketの動作を模倣するためのフレームワークについて研究しています。サーバ・クライアント間での双方向通信を利用するWebアプリケーションを開発する</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covered-table-cell/>
          <table:covered-table-cell/>
          <table:covered-table-cell/>
          <table:covered-table-cell/>
          <table:covered-table-cell/>
        </table:table-row>
        <table:table-row table:style-name="表2.7">
          <table:table-cell table:style-name="表2.A7" table:number-rows-spanned="2" office:value-type="string">
            <text:p text:style-name="P22">将来の志望進路</text:p>
          </table:table-cell>
          <table:table-cell table:style-name="表2.B7" table:number-columns-spanned="5" office:value-type="string">
            <text:p text:style-name="P23"/>
            <text:p text:style-name="P21"/>
          </table:table-cell>
          <table:covered-table-cell/>
          <table:covered-table-cell/>
          <table:covered-table-cell/>
          <table:covered-table-cell/>
        </table:table-row>
        <table:table-row table:style-name="表2.7">
          <table:covered-table-cell/>
          <table:table-cell table:style-name="表2.B8" table:number-columns-spanned="5" office:value-type="string">
            <text:p text:style-name="P23"/>
            <text:p text:style-name="P21"/>
          </table:table-cell>
          <table:covered-table-cell/>
          <table:covered-table-cell/>
          <table:covered-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ＭＳ 明朝" svg:font-family="'ＭＳ 明朝', 'MS Mincho'" style:font-family-generic="roman"/>
    <style:font-face style:name="HGPｺﾞｼｯｸE" svg:font-family="HGPｺﾞｼｯｸE"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9cm" style:writing-mode="lr-tb"/>
      <style:text-properties style:use-window-font-color="true" style:font-name="Liberation Serif" fo:font-size="12pt" fo:language="en" fo:country="US"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ＭＳ 明朝" fo:font-family="'ＭＳ 明朝', 'MS Mincho'" style:font-family-generic="roman" fo:font-size="8pt" style:font-size-asian="8pt" style:font-name-complex="ＭＳ 明朝" style:font-family-complex="'ＭＳ 明朝', 'MS Mincho'" style:font-family-generic-complex="roma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fo:text-align="start" style:justify-single-word="false" fo:orphans="2" fo:widows="2"/>
      <style:text-properties fo:color="#400018" style:font-name="Arial Unicode MS" fo:font-family="'Arial Unicode MS'" style:font-family-generic="swiss" style:font-pitch="variable" fo:font-size="18pt" fo:font-weight="bold" style:letter-kerning="false" style:font-name-asian="Arial Unicode MS" style:font-family-asian="'Arial Unicode MS'" style:font-family-generic-asian="swiss" style:font-pitch-asian="variable" style:font-size-asian="18pt" style:font-weight-asian="bold" style:font-name-complex="Arial Unicode MS" style:font-family-complex="'Arial Unicode MS'" style:font-family-generic-complex="swiss" style:font-pitch-complex="variable" style:font-size-complex="18pt" style:font-weight-complex="bold"/>
    </style:style>
    <style:style style:name="日付" style:family="paragraph" style:parent-style-name="Standard" style:next-style-name="Standard"/>
    <style:style style:name="記" style:family="paragraph" style:parent-style-name="Standard" style:next-style-name="Standard">
      <style:paragraph-properties fo:text-align="center" style:justify-single-word="false"/>
    </style:style>
    <style:style style:name="結語" style:family="paragraph" style:parent-style-name="Standard" style:next-style-name="Standard">
      <style:paragraph-properties fo:text-align="end" style:justify-single-word="false"/>
    </style:style>
    <style:style style:name="挨拶文" style:family="paragraph" style:parent-style-name="Standard" style:next-style-name="Standard"/>
    <style:style style:name="xl30" style:family="paragraph" style:parent-style-name="Standard">
      <style:paragraph-properties fo:margin-top="0.176cm" fo:margin-bottom="0.176cm" loext:contextual-spacing="false" fo:text-align="center" style:justify-single-word="false" fo:orphans="2" fo:widows="2" fo:padding="0cm" fo:border-left="0.51pt solid #000000" fo:border-right="0.51pt solid #000000" fo:border-top="none" fo:border-bottom="0.51pt solid #000000" style:vertical-align="middle"/>
      <style:text-properties style:font-name="Arial Unicode MS" fo:font-family="'Arial Unicode MS'" style:font-family-generic="swiss" style:font-pitch="variable" fo:font-size="10pt" style:letter-kerning="false"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xl34" style:family="paragraph" style:parent-style-name="Standard">
      <style:paragraph-properties fo:margin-top="0.176cm" fo:margin-bottom="0.176cm" loext:contextual-spacing="false" fo:text-align="center" style:justify-single-word="false" fo:orphans="2" fo:widows="2" style:vertical-align="middle"/>
      <style:text-properties style:font-name="ＭＳ 明朝" fo:font-family="'ＭＳ 明朝', 'MS Mincho'" style:font-family-generic="roman" fo:font-size="14pt" fo:font-weight="bold" style:letter-kerning="false" style:font-size-asian="14pt" style:font-weight-asian="bold" style:font-name-complex="Arial Unicode MS" style:font-family-complex="'Arial Unicode MS'" style:font-family-generic-complex="swiss" style:font-pitch-complex="variable" style:font-size-complex="14pt" style:font-weight-complex="bold"/>
    </style:style>
    <style:style style:name="xl24" style:family="paragraph" style:parent-style-name="Standard">
      <style:paragraph-properties fo:margin-top="0.176cm" fo:margin-bottom="0.176cm" loext:contextual-spacing="false" fo:text-align="end" style:justify-single-word="false" fo:orphans="2" fo:widows="2"/>
      <style:text-properties style:font-name="ＭＳ 明朝" fo:font-family="'ＭＳ 明朝', 'MS Mincho'" style:font-family-generic="roman" fo:font-size="9pt" style:letter-kerning="false" style:font-size-asian="9pt" style:font-name-complex="Arial Unicode MS" style:font-family-complex="'Arial Unicode MS'" style:font-family-generic-complex="swiss" style:font-pitch-complex="variable" style:font-size-complex="9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ＭＳ 明朝" fo:font-family="'ＭＳ 明朝', 'MS Mincho'" style:font-family-generic="roman" style:font-name-asian="ＭＳ 明朝" style:font-family-asian="'ＭＳ 明朝', 'MS Mincho'" style:font-family-generic-asian="roman" style:font-name-complex="ＭＳ 明朝" style:font-family-complex="'ＭＳ 明朝', 'MS Mincho'" style:font-family-generic-complex="roman"/>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段落フォント"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TML_20_タイプライター" style:display-name="HTML タイプライター"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ヘッダー_20__28_文字_29_" style:display-name="ヘッダー (文字)" style:family="text">
      <style:text-properties fo:font-size="10.5pt" style:letter-kerning="true" style:font-size-asian="10.5pt"/>
    </style:style>
    <style:style style:name="フッター_20__28_文字_29_" style:display-name="フッター (文字)" style:family="text">
      <style:text-properties fo:font-size="10.5pt" style:letter-kerning="true"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2, 3, ...">
        <style:list-level-properties text:list-level-position-and-space-mode="label-alignment">
          <style:list-level-label-alignment text:label-followed-by="listtab" text:list-tab-stop-position="1.588cm" fo:text-indent="-1.27cm" fo:margin-left="1.588cm"/>
        </style:list-level-properties>
      </text:list-level-style-number>
      <text:list-level-style-number text:level="2" text:style-name="WW8Num1z1" style:num-prefix="(" style:num-suffix=")" style:num-format="ア, イ, ウ, ...">
        <style:list-level-properties text:list-level-position-and-space-mode="label-alignment">
          <style:list-level-label-alignment text:label-followed-by="listtab" text:list-tab-stop-position="1.799cm" fo:text-indent="-0.741cm" fo:margin-left="1.799cm"/>
        </style:list-level-properties>
      </text:list-level-style-number>
      <text:list-level-style-number text:level="3" text:style-name="WW8Num1z2" style:num-format="1">
        <style:list-level-properties text:list-level-position-and-space-mode="label-alignment">
          <style:list-level-label-alignment text:label-followed-by="listtab" text:list-tab-stop-position="2.54cm" fo:text-indent="-0.741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281cm" fo:text-indent="-0.741cm" fo:margin-left="3.281cm"/>
        </style:list-level-properties>
      </text:list-level-style-number>
      <text:list-level-style-number text:level="5" text:style-name="WW8Num1z4" style:num-prefix="(" style:num-suffix=")" style:num-format="ア, イ, ウ, ...">
        <style:list-level-properties text:list-level-position-and-space-mode="label-alignment">
          <style:list-level-label-alignment text:label-followed-by="listtab" text:list-tab-stop-position="4.022cm" fo:text-indent="-0.741cm" fo:margin-left="4.022cm"/>
        </style:list-level-properties>
      </text:list-level-style-number>
      <text:list-level-style-number text:level="6" text:style-name="WW8Num1z5" style:num-format="1">
        <style:list-level-properties text:list-level-position-and-space-mode="label-alignment">
          <style:list-level-label-alignment text:label-followed-by="listtab" text:list-tab-stop-position="4.763cm" fo:text-indent="-0.741cm" fo:margin-left="4.76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503cm" fo:text-indent="-0.741cm" fo:margin-left="5.503cm"/>
        </style:list-level-properties>
      </text:list-level-style-number>
      <text:list-level-style-number text:level="8" text:style-name="WW8Num1z7" style:num-prefix="(" style:num-suffix=")" style:num-format="ア, イ, ウ, ...">
        <style:list-level-properties text:list-level-position-and-space-mode="label-alignment">
          <style:list-level-label-alignment text:label-followed-by="listtab" text:list-tab-stop-position="6.244cm" fo:text-indent="-0.741cm" fo:margin-left="6.244cm"/>
        </style:list-level-properties>
      </text:list-level-style-number>
      <text:list-level-style-number text:level="9" text:style-name="WW8Num1z8" style:num-format="1">
        <style:list-level-properties text:list-level-position-and-space-mode="label-alignment">
          <style:list-level-label-alignment text:label-followed-by="listtab" text:list-tab-stop-position="6.985cm" fo:text-indent="-0.741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397cm" fo:text-indent="-0.397cm" fo:margin-left="0.397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2, 3, ...">
        <style:list-level-properties text:list-level-position-and-space-mode="label-alignment">
          <style:list-level-label-alignment text:label-followed-by="listtab" text:list-tab-stop-position="1.588cm" fo:text-indent="-1.27cm" fo:margin-left="1.588cm"/>
        </style:list-level-properties>
      </text:list-level-style-number>
      <text:list-level-style-number text:level="2" text:style-name="WW8Num4z1" style:num-prefix="(" style:num-suffix=")" style:num-format="ア, イ, ウ, ...">
        <style:list-level-properties text:list-level-position-and-space-mode="label-alignment">
          <style:list-level-label-alignment text:label-followed-by="listtab" text:list-tab-stop-position="1.799cm" fo:text-indent="-0.741cm" fo:margin-left="1.799cm"/>
        </style:list-level-properties>
      </text:list-level-style-number>
      <text:list-level-style-number text:level="3" text:style-name="WW8Num4z2" style:num-format="1">
        <style:list-level-properties text:list-level-position-and-space-mode="label-alignment">
          <style:list-level-label-alignment text:label-followed-by="listtab" text:list-tab-stop-position="2.54cm" fo:text-indent="-0.741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281cm" fo:text-indent="-0.741cm" fo:margin-left="3.281cm"/>
        </style:list-level-properties>
      </text:list-level-style-number>
      <text:list-level-style-number text:level="5" text:style-name="WW8Num4z4" style:num-prefix="(" style:num-suffix=")" style:num-format="ア, イ, ウ, ...">
        <style:list-level-properties text:list-level-position-and-space-mode="label-alignment">
          <style:list-level-label-alignment text:label-followed-by="listtab" text:list-tab-stop-position="4.022cm" fo:text-indent="-0.741cm" fo:margin-left="4.022cm"/>
        </style:list-level-properties>
      </text:list-level-style-number>
      <text:list-level-style-number text:level="6" text:style-name="WW8Num4z5" style:num-format="1">
        <style:list-level-properties text:list-level-position-and-space-mode="label-alignment">
          <style:list-level-label-alignment text:label-followed-by="listtab" text:list-tab-stop-position="4.763cm" fo:text-indent="-0.741cm" fo:margin-left="4.76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503cm" fo:text-indent="-0.741cm" fo:margin-left="5.503cm"/>
        </style:list-level-properties>
      </text:list-level-style-number>
      <text:list-level-style-number text:level="8" text:style-name="WW8Num4z7" style:num-prefix="(" style:num-suffix=")" style:num-format="ア, イ, ウ, ...">
        <style:list-level-properties text:list-level-position-and-space-mode="label-alignment">
          <style:list-level-label-alignment text:label-followed-by="listtab" text:list-tab-stop-position="6.244cm" fo:text-indent="-0.741cm" fo:margin-left="6.244cm"/>
        </style:list-level-properties>
      </text:list-level-style-number>
      <text:list-level-style-number text:level="9" text:style-name="WW8Num4z8" style:num-format="1">
        <style:list-level-properties text:list-level-position-and-space-mode="label-alignment">
          <style:list-level-label-alignment text:label-followed-by="listtab" text:list-tab-stop-position="6.985cm" fo:text-indent="-0.741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01cm" fo:margin-left="1.801cm" fo:margin-right="1.801cm" style:writing-mode="lr-tb" style:layout-grid-color="#c0c0c0" style:layout-grid-lines="40" style:layout-grid-base-height="0.672cm" style:layout-grid-ruby-height="0cm" style:layout-grid-mode="none" style:layout-grid-ruby-below="false" style:layout-grid-print="false" style:layout-grid-display="false" style:layout-grid-base-width="0.70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２００１年６月２７日</dc:title>
    <dc:subject/>
    <meta:keyword/>
    <meta:initial-creator>jimcv058</meta:initial-creator>
    <meta:creation-date>2014-06-02T11:56:00</meta:creation-date>
    <dc:date>2018-06-14T15:40:01.392083273</dc:date>
    <meta:print-date>2017-04-28T12:49:00</meta:print-date>
    <meta:editing-cycles>14</meta:editing-cycles>
    <meta:editing-duration>PT40M34S</meta:editing-duration>
    <meta:generator>LibreOffice/6.0.3.2$Linux_X86_64 LibreOffice_project/00m0$Build-2</meta:generator>
    <meta:document-statistic meta:table-count="2" meta:image-count="0" meta:object-count="0" meta:page-count="3" meta:paragraph-count="50" meta:word-count="712" meta:character-count="892" meta:non-whitespace-character-count="774"/>
  </office:meta>
</office:document-meta>
</file>